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3"/>
    <style:style style:name="ce3" style:family="table-cell" style:parent-style-name="Default" style:data-style-name="N8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6406in" svg:y="0.3634in">
            <draw:object draw:notify-on-update-of-ranges="Sheet1.A1:Sheet1.A1 Sheet1.A2:Sheet1.A18 Sheet1.B1:Sheet1.B1 Sheet1.B2:Sheet1.B18 Sheet1.A1:Sheet1.A1 Sheet1.A2:Sheet1.A18 Sheet1.C1:Sheet1.C1 Sheet1.C2:Sheet1.C18 Sheet1.A1:Sheet1.A1 Sheet1.A2:Sheet1.A18 Sheet1.D1:Sheet1.D1 Sheet1.D2:Sheet1.D18 Sheet1.A1:Sheet1.A1 Sheet1.A2:Sheet1.A18 Sheet1.E1:Sheet1.E1 Sheet1.E2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equential</text:p>
          </table:table-cell>
          <table:table-cell table:style-name="ce1" office:value-type="string" calcext:value-type="string">
            <text:p>Parallel (18p)</text:p>
          </table:table-cell>
          <table:table-cell table:style-name="ce1" office:value-type="string" calcext:value-type="string">
            <text:p>Sequential 2</text:p>
          </table:table-cell>
          <table:table-cell table:style-name="ce1" office:value-type="string" calcext:value-type="string">
            <text:p>Parallel 2 (18p)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44" calcext:value-type="float">
            <text:p>0.00004</text:p>
          </table:table-cell>
          <table:table-cell office:value-type="float" office:value="0.0089" calcext:value-type="float">
            <text:p>0.00890</text:p>
          </table:table-cell>
          <table:table-cell office:value-type="float" office:value="0.000049" calcext:value-type="float">
            <text:p>0.00005</text:p>
          </table:table-cell>
          <table:table-cell office:value-type="float" office:value="0.0092" calcext:value-type="float">
            <text:p>0.009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58" calcext:value-type="float">
            <text:p>0.00006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00052" calcext:value-type="float">
            <text:p>0.00005</text:p>
          </table:table-cell>
          <table:table-cell office:value-type="float" office:value="0.0032" calcext:value-type="float">
            <text:p>0.0032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71" calcext:value-type="float">
            <text:p>0.00007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00086" calcext:value-type="float">
            <text:p>0.00009</text:p>
          </table:table-cell>
          <table:table-cell office:value-type="float" office:value="0.0073" calcext:value-type="float">
            <text:p>0.0073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87" calcext:value-type="float">
            <text:p>0.00009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0073" calcext:value-type="float">
            <text:p>0.00007</text:p>
          </table:table-cell>
          <table:table-cell office:value-type="float" office:value="0.0056" calcext:value-type="float">
            <text:p>0.0056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26" calcext:value-type="float">
            <text:p>0.00013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0121" calcext:value-type="float">
            <text:p>0.00012</text:p>
          </table:table-cell>
          <table:table-cell office:value-type="float" office:value="0.0047" calcext:value-type="float">
            <text:p>0.0047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96" calcext:value-type="float">
            <text:p>0.00020</text:p>
          </table:table-cell>
          <table:table-cell office:value-type="float" office:value="0.0107" calcext:value-type="float">
            <text:p>0.01070</text:p>
          </table:table-cell>
          <table:table-cell office:value-type="float" office:value="0.000161" calcext:value-type="float">
            <text:p>0.00016</text:p>
          </table:table-cell>
          <table:table-cell office:value-type="float" office:value="0.004" calcext:value-type="float">
            <text:p>0.004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441" calcext:value-type="float">
            <text:p>0.00044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0307" calcext:value-type="float">
            <text:p>0.00031</text:p>
          </table:table-cell>
          <table:table-cell office:value-type="float" office:value="0.0115" calcext:value-type="float">
            <text:p>0.0115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00642" calcext:value-type="float">
            <text:p>0.00064</text:p>
          </table:table-cell>
          <table:table-cell office:value-type="float" office:value="0.0095" calcext:value-type="float">
            <text:p>0.0095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624" calcext:value-type="float">
            <text:p>0.00362</text:p>
          </table:table-cell>
          <table:table-cell office:value-type="float" office:value="0.0237" calcext:value-type="float">
            <text:p>0.02370</text:p>
          </table:table-cell>
          <table:table-cell office:value-type="float" office:value="0.002015" calcext:value-type="float">
            <text:p>0.00202</text:p>
          </table:table-cell>
          <table:table-cell office:value-type="float" office:value="0.0056" calcext:value-type="float">
            <text:p>0.0056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228" calcext:value-type="float">
            <text:p>0.01523</text:p>
          </table:table-cell>
          <table:table-cell office:value-type="float" office:value="0.021" calcext:value-type="float">
            <text:p>0.02100</text:p>
          </table:table-cell>
          <table:table-cell office:value-type="float" office:value="0.007573" calcext:value-type="float">
            <text:p>0.00757</text:p>
          </table:table-cell>
          <table:table-cell office:value-type="float" office:value="0.0127" calcext:value-type="float">
            <text:p>0.0127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6505" calcext:value-type="float">
            <text:p>0.07651</text:p>
          </table:table-cell>
          <table:table-cell office:value-type="float" office:value="0.1109" calcext:value-type="float">
            <text:p>0.11090</text:p>
          </table:table-cell>
          <table:table-cell office:value-type="float" office:value="0.036866" calcext:value-type="float">
            <text:p>0.03687</text:p>
          </table:table-cell>
          <table:table-cell office:value-type="float" office:value="0.0517" calcext:value-type="float">
            <text:p>0.0517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57" calcext:value-type="float">
            <text:p>0.40570</text:p>
          </table:table-cell>
          <table:table-cell office:value-type="float" office:value="0.3581" calcext:value-type="float">
            <text:p>0.35810</text:p>
          </table:table-cell>
          <table:table-cell office:value-type="float" office:value="0.192672" calcext:value-type="float">
            <text:p>0.19267</text:p>
          </table:table-cell>
          <table:table-cell office:value-type="float" office:value="0.1474" calcext:value-type="float">
            <text:p>0.1474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797" calcext:value-type="float">
            <text:p>2.37970</text:p>
          </table:table-cell>
          <table:table-cell office:value-type="float" office:value="1.2727" calcext:value-type="float">
            <text:p>1.27270</text:p>
          </table:table-cell>
          <table:table-cell office:value-type="float" office:value="1.10105" calcext:value-type="float">
            <text:p>1.10105</text:p>
          </table:table-cell>
          <table:table-cell office:value-type="float" office:value="0.5761" calcext:value-type="float">
            <text:p>0.576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6591" calcext:value-type="float">
            <text:p>14.65910</text:p>
          </table:table-cell>
          <table:table-cell office:value-type="float" office:value="5.4447" calcext:value-type="float">
            <text:p>5.44470</text:p>
          </table:table-cell>
          <table:table-cell office:value-type="float" office:value="6.59312" calcext:value-type="float">
            <text:p>6.59312</text:p>
          </table:table-cell>
          <table:table-cell office:value-type="float" office:value="2.3438" calcext:value-type="float">
            <text:p>2.3438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.8526" calcext:value-type="float">
            <text:p>94.85260</text:p>
          </table:table-cell>
          <table:table-cell office:value-type="float" office:value="30.6767" calcext:value-type="float">
            <text:p>30.67670</text:p>
          </table:table-cell>
          <table:table-cell office:value-type="float" office:value="41.3955" calcext:value-type="float">
            <text:p>41.39550</text:p>
          </table:table-cell>
          <table:table-cell office:value-type="float" office:value="13.0217" calcext:value-type="float">
            <text:p>13.0217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7.69" calcext:value-type="float">
            <text:p>657.69000</text:p>
          </table:table-cell>
          <table:table-cell office:value-type="float" office:value="165.7135" calcext:value-type="float">
            <text:p>165.71350</text:p>
          </table:table-cell>
          <table:table-cell office:value-type="float" office:value="285.532" calcext:value-type="float">
            <text:p>285.53200</text:p>
          </table:table-cell>
          <table:table-cell office:value-type="float" office:value="66.5276" calcext:value-type="float">
            <text:p>66.5276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857.0729" calcext:value-type="float">
            <text:p>857.07290</text:p>
          </table:table-cell>
          <table:table-cell/>
          <table:table-cell office:value-type="float" office:value="382.0995" calcext:value-type="float">
            <text:p>382.0995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Idle time and transaction per N</text:p>
          </table:table-cell>
          <table:covered-table-cell table:style-name="Default"/>
          <table:covered-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dle time ratio</text:p>
          </table:table-cell>
          <table:table-cell table:style-name="ce1"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percentage" office:value="0.995003" calcext:value-type="percentage">
            <text:p>99.5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88271" calcext:value-type="percentage">
            <text:p>98.83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88296" calcext:value-type="percentage">
            <text:p>98.83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percentage" office:value="0.983801" calcext:value-type="percentage">
            <text:p>98.38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74833" calcext:value-type="percentage">
            <text:p>97.48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percentage" office:value="0.946325" calcext:value-type="percentage">
            <text:p>94.63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percentage" office:value="0.962391" calcext:value-type="percentage">
            <text:p>96.24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percentage" office:value="0.918679" calcext:value-type="percentage">
            <text:p>91.87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percentage" office:value="0.905307" calcext:value-type="percentage">
            <text:p>90.53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00752" calcext:value-type="percentage">
            <text:p>90.08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percentage" office:value="0.93898" calcext:value-type="percentage">
            <text:p>93.9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percentage" office:value="0.91574" calcext:value-type="percentage">
            <text:p>91.57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percentage" office:value="0.879525" calcext:value-type="percentage">
            <text:p>87.95%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percentage" office:value="0.848111" calcext:value-type="percentage">
            <text:p>84.81%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792009" calcext:value-type="percentage">
            <text:p>79.20%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percentage" office:value="0.676914" calcext:value-type="percentage">
            <text:p>67.69%</text:p>
          </table:table-cell>
          <table:table-cell office:value-type="float" office:value="21965" calcext:value-type="float">
            <text:p>2196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percentage" office:value="0.668456" calcext:value-type="percentage">
            <text:p>66.85%</text:p>
          </table:table-cell>
          <table:table-cell office:value-type="float" office:value="219907" calcext:value-type="float">
            <text:p>219907</text:p>
          </table:table-cell>
        </table:table-row>
        <table:table-row table:style-name="ro1" table:number-rows-repeated="7">
          <table:table-cell/>
          <table:table-cell table:style-name="ce5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style-name="Default"/>
          <table:table-cell/>
        </table:table-row>
      </table:table>
      <table:table table:name="Sheet3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Minimum tree size for transaction for N = 17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ree size</text:p>
          </table:table-cell>
          <table:table-cell table:style-name="ce1" office:value-type="string" calcext:value-type="string">
            <text:p>Idle time</text:p>
          </table:table-cell>
          <table:table-cell table:style-name="ce1" office:value-type="string" calcext:value-type="string">
            <text:p>Transactions</text:p>
          </table:table-cell>
          <table:table-cell table:style-name="ce1" office:value-type="string" calcext:value-type="string">
            <text:p>Execution tim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percentage" office:value="0.758926" calcext:value-type="percentage">
            <text:p>75.89%</text:p>
          </table:table-cell>
          <table:table-cell office:value-type="float" office:value="3442792" calcext:value-type="float">
            <text:p>3442792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percentage" office:value="0.65162" calcext:value-type="percentage">
            <text:p>65.16%</text:p>
          </table:table-cell>
          <table:table-cell office:value-type="float" office:value="899513" calcext:value-type="float">
            <text:p>89951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668456" calcext:value-type="percentage">
            <text:p>66.85%</text:p>
          </table:table-cell>
          <table:table-cell office:value-type="float" office:value="219907" calcext:value-type="float">
            <text:p>21990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percentage" office:value="0.682901" calcext:value-type="percentage">
            <text:p>68.29%</text:p>
          </table:table-cell>
          <table:table-cell office:value-type="float" office:value="35638" calcext:value-type="float">
            <text:p>3563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percentage" office:value="0.736143" calcext:value-type="percentage">
            <text:p>73.61%</text:p>
          </table:table-cell>
          <table:table-cell office:value-type="float" office:value="5162" calcext:value-type="float">
            <text:p>5162</text:p>
          </table:table-cell>
          <table:table-cell office:value-type="float" office:value="488" calcext:value-type="float">
            <text:p>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4:21:22.531469730</meta:creation-date>
    <dc:date>2022-11-12T18:14:44.499725734</dc:date>
    <meta:editing-duration>PT9M54S</meta:editing-duration>
    <meta:editing-cycles>4</meta:editing-cycles>
    <meta:generator>LibreOffice/7.3.6.2$Linux_X86_64 LibreOffice_project/30$Build-2</meta:generator>
    <meta:document-statistic meta:table-count="3" meta:cell-count="17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5" number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3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N Queens</text:p>
        </chart:title>
        <chart:subtitle svg:x="7.004cm" svg:y="1.275cm" chart:style-name="ch3">
          <text:p>logarithmic</text:p>
        </chart:subtitle>
        <chart:legend chart:legend-position="end" svg:x="12.354cm" svg:y="3.454cm" style:legend-expansion="high" chart:style-name="ch4"/>
        <chart:plot-area chart:style-name="ch5" table:cell-range-address="Sheet1.A1:Sheet1.E18" chart:data-source-has-labels="row" svg:x="1.331cm" svg:y="2.138cm" svg:width="10.703cm" svg:height="5.701cm">
          <chart:coordinate-region svg:x="3.461cm" svg:y="2.337cm" svg:width="8.386cm" svg:height="4.855cm"/>
          <chart:axis chart:dimension="x" chart:name="primary-x" chart:style-name="ch6">
            <chart:title svg:x="6.506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time [sec]</text:p>
            </chart:title>
            <chart:grid chart:style-name="ch10" chart:class="major"/>
          </chart:axis>
          <chart:series chart:style-name="ch11" chart:values-cell-range-address="Sheet1.B2:Sheet1.B18" chart:label-cell-address="Sheet1.B1:Sheet1.B1" chart:class="chart:scatter">
            <chart:domain table:cell-range-address="Sheet1.A2:Sheet1.A18"/>
            <chart:data-point chart:repeated="17"/>
          </chart:series>
          <chart:series chart:style-name="ch12" chart:values-cell-range-address="Sheet1.C2:Sheet1.C18" chart:label-cell-address="Sheet1.C1:Sheet1.C1" chart:class="chart:scatter">
            <chart:data-point chart:repeated="17"/>
          </chart:series>
          <chart:series chart:style-name="ch13" chart:values-cell-range-address="Sheet1.D2:Sheet1.D18" chart:label-cell-address="Sheet1.D1:Sheet1.D1" chart:class="chart:scatter">
            <chart:data-point chart:repeated="17"/>
          </chart:series>
          <chart:series chart:style-name="ch14" chart:values-cell-range-address="Sheet1.E2:Sheet1.E18" chart:label-cell-address="Sheet1.E1:Sheet1.E1" chart:class="chart:scatte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uential</text:p>
                <draw:g>
                  <svg:desc>Sheet1.B1:Sheet1.B1</svg:desc>
                </draw:g>
              </table:table-cell>
              <table:table-cell office:value-type="string">
                <text:p>Parallel (18p)</text:p>
                <draw:g>
                  <svg:desc>Sheet1.C1:Sheet1.C1</svg:desc>
                </draw:g>
              </table:table-cell>
              <table:table-cell office:value-type="string">
                <text:p>Sequential 2</text:p>
                <draw:g>
                  <svg:desc>Sheet1.D1:Sheet1.D1</svg:desc>
                </draw:g>
              </table:table-cell>
              <table:table-cell office:value-type="string">
                <text:p>Parallel 2 (18p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8</svg:desc>
                </draw:g>
              </table:table-cell>
              <table:table-cell office:value-type="float" office:value="0.000044">
                <text:p>0.000044</text:p>
                <draw:g>
                  <svg:desc>Sheet1.B2:Sheet1.B18</svg:desc>
                </draw:g>
              </table:table-cell>
              <table:table-cell office:value-type="float" office:value="0.0089">
                <text:p>0.0089</text:p>
                <draw:g>
                  <svg:desc>Sheet1.C2:Sheet1.C18</svg:desc>
                </draw:g>
              </table:table-cell>
              <table:table-cell office:value-type="float" office:value="0.000049">
                <text:p>0.000049</text:p>
                <draw:g>
                  <svg:desc>Sheet1.D2:Sheet1.D18</svg:desc>
                </draw:g>
              </table:table-cell>
              <table:table-cell office:value-type="float" office:value="0.0092">
                <text:p>0.0092</text:p>
                <draw:g>
                  <svg:desc>Sheet1.E2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58">
                <text:p>0.000058</text:p>
              </table:table-cell>
              <table:table-cell office:value-type="float" office:value="0.0073">
                <text:p>0.0073</text:p>
              </table:table-cell>
              <table:table-cell office:value-type="float" office:value="0.000052">
                <text:p>0.000052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1">
                <text:p>0.000071</text:p>
              </table:table-cell>
              <table:table-cell office:value-type="float" office:value="0.0232">
                <text:p>0.0232</text:p>
              </table:table-cell>
              <table:table-cell office:value-type="float" office:value="0.000086">
                <text:p>0.000086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76">
                <text:p>0.0076</text:p>
              </table:table-cell>
              <table:table-cell office:value-type="float" office:value="0.000073">
                <text:p>0.000073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26">
                <text:p>0.000126</text:p>
              </table:table-cell>
              <table:table-cell office:value-type="float" office:value="0.004">
                <text:p>0.004</text:p>
              </table:table-cell>
              <table:table-cell office:value-type="float" office:value="0.000121">
                <text:p>0.000121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196">
                <text:p>0.000196</text:p>
              </table:table-cell>
              <table:table-cell office:value-type="float" office:value="0.0107">
                <text:p>0.0107</text:p>
              </table:table-cell>
              <table:table-cell office:value-type="float" office:value="0.000161">
                <text:p>0.00016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441">
                <text:p>0.000441</text:p>
              </table:table-cell>
              <table:table-cell office:value-type="float" office:value="0.0048">
                <text:p>0.0048</text:p>
              </table:table-cell>
              <table:table-cell office:value-type="float" office:value="0.000307">
                <text:p>0.000307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103">
                <text:p>0.00103</text:p>
              </table:table-cell>
              <table:table-cell office:value-type="float" office:value="0.0071">
                <text:p>0.0071</text:p>
              </table:table-cell>
              <table:table-cell office:value-type="float" office:value="0.000642">
                <text:p>0.000642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3624">
                <text:p>0.003624</text:p>
              </table:table-cell>
              <table:table-cell office:value-type="float" office:value="0.0237">
                <text:p>0.0237</text:p>
              </table:table-cell>
              <table:table-cell office:value-type="float" office:value="0.002015">
                <text:p>0.002015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5228">
                <text:p>0.015228</text:p>
              </table:table-cell>
              <table:table-cell office:value-type="float" office:value="0.021">
                <text:p>0.021</text:p>
              </table:table-cell>
              <table:table-cell office:value-type="float" office:value="0.007573">
                <text:p>0.007573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6505">
                <text:p>0.076505</text:p>
              </table:table-cell>
              <table:table-cell office:value-type="float" office:value="0.1109">
                <text:p>0.1109</text:p>
              </table:table-cell>
              <table:table-cell office:value-type="float" office:value="0.036866">
                <text:p>0.036866</text:p>
              </table:table-cell>
              <table:table-cell office:value-type="float" office:value="0.0517">
                <text:p>0.0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57">
                <text:p>0.4057</text:p>
              </table:table-cell>
              <table:table-cell office:value-type="float" office:value="0.3581">
                <text:p>0.3581</text:p>
              </table:table-cell>
              <table:table-cell office:value-type="float" office:value="0.192672">
                <text:p>0.192672</text:p>
              </table:table-cell>
              <table:table-cell office:value-type="float" office:value="0.1474">
                <text:p>0.1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3797">
                <text:p>2.3797</text:p>
              </table:table-cell>
              <table:table-cell office:value-type="float" office:value="1.2727">
                <text:p>1.2727</text:p>
              </table:table-cell>
              <table:table-cell office:value-type="float" office:value="1.10105">
                <text:p>1.10105</text:p>
              </table:table-cell>
              <table:table-cell office:value-type="float" office:value="0.5761">
                <text:p>0.5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6591">
                <text:p>14.6591</text:p>
              </table:table-cell>
              <table:table-cell office:value-type="float" office:value="5.4447">
                <text:p>5.4447</text:p>
              </table:table-cell>
              <table:table-cell office:value-type="float" office:value="6.59312">
                <text:p>6.59312</text:p>
              </table:table-cell>
              <table:table-cell office:value-type="float" office:value="2.3438">
                <text:p>2.3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4.8526">
                <text:p>94.8526</text:p>
              </table:table-cell>
              <table:table-cell office:value-type="float" office:value="30.6767">
                <text:p>30.6767</text:p>
              </table:table-cell>
              <table:table-cell office:value-type="float" office:value="41.3955">
                <text:p>41.3955</text:p>
              </table:table-cell>
              <table:table-cell office:value-type="float" office:value="13.0217">
                <text:p>13.0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57.69">
                <text:p>657.69</text:p>
              </table:table-cell>
              <table:table-cell office:value-type="float" office:value="165.7135">
                <text:p>165.7135</text:p>
              </table:table-cell>
              <table:table-cell office:value-type="float" office:value="285.532">
                <text:p>285.532</text:p>
              </table:table-cell>
              <table:table-cell office:value-type="float" office:value="66.5276">
                <text:p>66.5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857.0729">
                <text:p>857.0729</text:p>
              </table:table-cell>
              <table:table-cell office:value-type="float" office:value="NaN">
                <text:p>NaN</text:p>
              </table:table-cell>
              <table:table-cell office:value-type="float" office:value="382.0995">
                <text:p>382.0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